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cm" fo:text-align="start" style:justify-single-word="false"/>
      <style:text-properties style:font-name="Times New Roman1"/>
    </style:style>
    <style:style style:name="P2" style:family="paragraph" style:parent-style-name="Text_20_body" style:list-style-name="L5">
      <style:paragraph-properties fo:margin-top="0cm" fo:margin-bottom="0.21cm" fo:text-align="start" style:justify-single-word="false"/>
      <style:text-properties style:font-name="Times New Roman1"/>
    </style:style>
    <style:style style:name="P3" style:family="paragraph" style:parent-style-name="Text_20_body" style:list-style-name="L6">
      <style:paragraph-properties fo:margin-top="0cm" fo:margin-bottom="0.21cm" fo:text-align="start" style:justify-single-word="false"/>
      <style:text-properties style:font-name="Times New Roman1"/>
    </style:style>
    <style:style style:name="P4" style:family="paragraph" style:parent-style-name="Text_20_body" style:list-style-name="L8">
      <style:paragraph-properties fo:margin-top="0cm" fo:margin-bottom="0.21cm" fo:text-align="start" style:justify-single-word="false"/>
      <style:text-properties style:font-name="Times New Roman1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font-name="Times New Roman1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font-name="Times New Roman1" fo:font-size="20pt" fo:font-weight="normal" style:font-size-asian="20pt" style:font-weight-asian="normal" style:font-size-complex="20pt" style:font-weight-complex="normal"/>
    </style:style>
    <style:style style:name="P7" style:family="paragraph" style:parent-style-name="Text_20_body" style:list-style-name="L9">
      <style:paragraph-properties fo:margin-top="0cm" fo:margin-bottom="0.21cm" fo:text-align="start" style:justify-single-word="false"/>
    </style:style>
    <style:style style:name="P8" style:family="paragraph" style:parent-style-name="Text_20_body" style:list-style-name="L10">
      <style:paragraph-properties fo:margin-top="0cm" fo:margin-bottom="0.21cm" fo:text-align="start" style:justify-single-word="false"/>
    </style:style>
    <style:style style:name="P9" style:family="paragraph" style:parent-style-name="Text_20_body" style:list-style-name="L11">
      <style:paragraph-properties fo:margin-top="0cm" fo:margin-bottom="0.21cm" fo:text-align="start" style:justify-single-word="false"/>
    </style:style>
    <style:style style:name="P10" style:family="paragraph" style:parent-style-name="Text_20_body" style:list-style-name="L12">
      <style:paragraph-properties fo:margin-top="0cm" fo:margin-bottom="0.21cm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e an relevanten Quellen für Scarlet Gamma</text:p>
      <text:p text:style-name="P1"><text:span text:style-name="T1"/></text:p>
      <text:p text:style-name="P1"><text:span text:style-name="T1">Communication in Multi-player Role Playing Games - the Effect of Medium</text:span></text:p>
      <text:list xml:id="list4353967531589737922" text:style-name="L5">
        <text:list-item>
          <text:p text:style-name="P2">Kommunikation in RPGs, Gegenüberstellung PC vs. P&amp;P</text:p>
        </text:list-item>
        <text:list-item>
          <text:p text:style-name="P2">Analyse von Kommunikationsmustern in beiden Bereichen</text:p>
        </text:list-item>
      </text:list>
      <text:p text:style-name="P1"><text:line-break/><text:span text:style-name="T1">Managing emergent character-based narrative</text:span></text:p>
      <text:list xml:id="list870928610486490495" text:style-name="L6">
        <text:list-item>
          <text:p text:style-name="P3">Automatisches Story managment: Chrackterbased, Plotbased, Repairing plans, ..</text:p>
        </text:list-item>
        <text:list-item>
          <text:p text:style-name="P3">Wie autonom kann ein Charakter sein ohne die Story zu stören?</text:p>
        </text:list-item>
        <text:list-item>
          <text:p text:style-name="P3">Neuplanungs- und Reparaturflexibilität durch GM</text:p>
        </text:list-item>
      </text:list>
      <text:p text:style-name="P1"><text:line-break/><text:span text:style-name="T1">Genre and Game Studies: Toward a Critical Approach to Video Game</text:span></text:p>
      <text:list xml:id="list3359745295685375448" text:style-name="L8">
        <text:list-item>
          <text:p text:style-name="P4">Betrachtet die Entwicklung und Gültigkeit von Spiel-Genres</text:p>
        </text:list-item>
        <text:list-item>
          <text:p text:style-name="P4">Geht auf die Entwicklung von PC-RPGs aus P&amp;P-RPGs ein</text:p>
        </text:list-item>
      </text:list>
      <text:p text:style-name="P1"><text:line-break/><text:span text:style-name="T1">Directed Emergent Drama vs. Pen &amp; Paper Role-Playing Games</text:span></text:p>
      <text:list xml:id="list8030167815795803880" text:style-name="L9">
        <text:list-item>
          <text:p text:style-name="P7"><text:span text:style-name="T2">Vergleicht Pen&amp;Paper mit Computergames und zeigt die Schwachpunkte bei Computern auf</text:span></text:p>
        </text:list-item>
        <text:list-item>
          <text:p text:style-name="P7"><text:span text:style-name="T2">Zeigt auf, dass DED ein paar dieser Schwachpunkte lösen kann</text:span></text:p>
        </text:list-item>
      </text:list>
      <text:p text:style-name="P1"><text:line-break/><text:span text:style-name="T1">Schemas in Directed Emergent Drama</text:span> &amp;</text:p>
      <text:p text:style-name="P5">Qualifying Dissertation Directed Emergent Drama</text:p>
      <text:list xml:id="list405827279884886828" text:style-name="L10">
        <text:list-item>
          <text:p text:style-name="P8"><text:span text:style-name="T2">Beschreiben DEDs genauer (2Quellen)</text:span></text:p>
        </text:list-item>
      </text:list>
      <text:p text:style-name="P1"><text:line-break/><text:span text:style-name="T1">Transferring Game Mastering Laws to Interactive Digital Storytelling</text:span></text:p>
      <text:list xml:id="list2281054272132393588" text:style-name="L11">
        <text:list-item>
          <text:p text:style-name="P9"><text:span text:style-name="T2">Player und GM Modelle: Was erwarten die Spieler, wie kann der GM reagieren</text:span></text:p>
        </text:list-item>
        <text:list-item>
          <text:p text:style-name="P9"><text:span text:style-name="T2">Interactive Story Telling by Case Based Reasoning</text:span></text:p>
        </text:list-item>
      </text:list>
      <text:p text:style-name="P1"><text:line-break/><text:span text:style-name="T1">Role Playing Games – Analysis across Two Media Platforms</text:span></text:p>
      <text:list xml:id="list6490095664406374604" text:style-name="L12">
        <text:list-item>
          <text:p text:style-name="P10"><text:span text:style-name="T2">Detaillierter Vergleich zwischen Computer und Pen&amp;Paper RPGs</text:span></text:p>
        </text:list-item>
        <text:list-item>
          <text:p text:style-name="P10"><text:span text:style-name="T2">4.5) Visuelle Repräsentation limitiert Handlung von GM und Spieler vermeidet aber Interpreationskonflikte</text:span></text:p>
        </text:list-item>
      </text:list>
      <text:p text:style-name="P1"/>
      <text:p text:style-name="P1"><text:line-break/>Es gibt viele weitere Paper über AI und Möglichkeiten so etwas wie einen GM nachzubilden. Wir werden diese nicht konkret referenzieren, da sie sich in eine andere Richtung orient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Jendersie</meta:initial-creator>
    <meta:creation-date>2014-01-07T07:17:18.81</meta:creation-date>
    <dc:date>2014-01-07T08:10:48.60</dc:date>
    <dc:creator>Johannes Jendersie</dc:creator>
    <meta:editing-duration>PT53M21S</meta:editing-duration>
    <meta:editing-cycles>18</meta:editing-cycles>
    <meta:generator>OpenOffice/4.0.1$Win32 OpenOffice.org_project/401m5$Build-9714</meta:generator>
    <meta:document-statistic meta:table-count="0" meta:image-count="0" meta:object-count="0" meta:page-count="1" meta:paragraph-count="24" meta:word-count="220" meta:character-count="1550"/>
  </office:meta>
</office:document-meta>
</file>